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2.065cm"/>
    </style:style>
    <style:style style:name="co4" style:family="table-column">
      <style:table-column-properties fo:break-before="auto" style:column-width="23.521cm"/>
    </style:style>
    <style:style style:name="co5" style:family="table-column">
      <style:table-column-properties fo:break-before="auto" style:column-width="27.358cm"/>
    </style:style>
    <style:style style:name="co7" style:family="table-column">
      <style:table-column-properties fo:break-before="auto" style:column-width="9.869cm"/>
    </style:style>
    <style:style style:name="co8" style:family="table-column">
      <style:table-column-properties fo:break-before="auto" style:column-width="27.21cm"/>
    </style:style>
    <style:style style:name="co9" style:family="table-column">
      <style:table-column-properties fo:break-before="auto" style:column-width="7.382cm"/>
    </style:style>
    <style:style style:name="co11" style:family="table-column">
      <style:table-column-properties fo:break-before="auto" style:column-width="16.325cm"/>
    </style:style>
    <style:style style:name="co12" style:family="table-column">
      <style:table-column-properties fo:break-before="auto" style:column-width="5.741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.499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e6e6ff" fo:border-left="0.071cm solid #000000" fo:border-right="none" fo:border-top="0.071cm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order-bottom="none" fo:border-left="0.071cm solid #000000" fo:border-right="none" fo:border-top="none" style:vertical-align="automatic"/>
      <style:text-properties fo:font-weight="bold" style:font-weight-asian="bold" style:font-weight-complex="bold"/>
    </style:style>
    <style:style style:name="ce5" style:family="table-cell" style:parent-style-name="Gut" style:data-style-name="N0">
      <style:table-cell-properties fo:background-color="#c6efce" style:text-align-source="fix" style:repeat-content="false" style:vertical-align="top"/>
      <style:paragraph-properties fo:text-align="start" fo:margin-left="0cm"/>
      <style:text-properties fo:color="#006100" style:font-name="Calibri" style:font-name-asian="Calibri" style:font-name-complex="Calibri"/>
    </style:style>
    <style:style style:name="ce6" style:family="table-cell" style:parent-style-name="Gu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7" style:family="table-cell" style:parent-style-name="Gut" style:data-style-name="N0">
      <style:table-cell-properties fo:background-color="#c6efce" style:vertical-align="automatic"/>
      <style:text-properties fo:color="#006100"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border-bottom="none" fo:background-color="#e6e6ff" fo:border-left="none" fo:border-right="none" fo:border-top="0.071cm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6e6ff"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6efce"/>
    </style:style>
    <style:style style:name="ce14" style:family="table-cell" style:parent-style-name="Default" style:data-style-name="N0">
      <style:table-cell-properties fo:background-color="#e6e6ff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6" table:visibility="collapse" table:number-columns-repeated="5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10" table:number-columns-repeated="1011" table:default-cell-style-name="ce4"/>
        <table:table-row table:style-name="ro2">
          <table:table-cell table:style-name="ce2" office:value-type="string">
            <text:p>PHP Funktionen die noch benötigt werden</text:p>
          </table:table-cell>
          <table:table-cell table:style-name="ce9" table:number-columns-repeated="2"/>
          <table:table-cell table:style-name="ce11"/>
          <table:table-cell table:style-name="ce14"/>
          <table:table-cell table:number-columns-repeated="1019"/>
        </table:table-row>
        <table:table-row table:style-name="ro2">
          <table:table-cell table:style-name="ce3" office:value-type="string">
            <text:p>Funktion</text:p>
          </table:table-cell>
          <table:table-cell table:style-name="ce10" office:value-type="string">
            <text:p>Parameter</text:p>
          </table:table-cell>
          <table:table-cell table:style-name="ce10" office:value-type="string">
            <text:p>Rückgabewert</text:p>
          </table:table-cell>
          <table:table-cell table:style-name="ce12" office:value-type="string">
            <text:p>Anmerkung</text:p>
          </table:table-cell>
          <table:table-cell table:style-name="ce15" office:value-type="string">
            <text:p>Frage</text:p>
          </table:table-cell>
          <table:table-cell table:style-name="ce16" table:number-columns-repeated="5"/>
          <table:table-cell table:number-columns-repeated="1014"/>
        </table:table-row>
        <table:table-row table:style-name="ro3">
          <table:table-cell table:style-name="ce5" office:value-type="string" table:number-columns-spanned="1" table:number-rows-spanned="5">
            <text:p>makeFragebogen</text:p>
          </table:table-cell>
          <table:table-cell table:style-name="ce6" office:value-type="string">
            <text:p>string('name' : Bogenname)</text:p>
          </table:table-cell>
          <table:table-cell table:style-name="ce6" office:value-type="string">
            <text:p>array('returncode' : int(), 'returnvalue : string())</text:p>
          </table:table-cell>
          <table:table-cell table:style-name="ce6"/>
          <table:table-cell table:number-columns-repeated="1020"/>
        </table:table-row>
        <table:table-row table:style-name="ro3">
          <table:covered-table-cell/>
          <table:table-cell table:style-name="ce6" office:value-type="string">
            <text:p>string('anzahl' : Schüleranzahl)</text:p>
          </table:table-cell>
          <table:table-cell table:style-name="ce6" table:number-columns-repeated="2"/>
          <table:table-cell/>
          <table:table-cell table:style-name="ce8" table:number-columns-repeated="5"/>
          <table:table-cell table:number-columns-repeated="1014"/>
        </table:table-row>
        <table:table-row table:style-name="ro2">
          <table:covered-table-cell/>
          <table:table-cell table:style-name="ce6" office:value-type="string">
            <text:p>string('klasse' : Klassenname)</text:p>
          </table:table-cell>
          <table:table-cell table:style-name="ce6" table:number-columns-repeated="2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covered-table-cell/>
          <table:table-cell table:style-name="ce6" office:value-type="string">
            <text:p>string('fach' : Fachname)</text:p>
          </table:table-cell>
          <table:table-cell table:style-name="ce6" table:number-columns-repeated="2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covered-table-cell/>
          <table:table-cell table:style-name="ce6" office:value-type="string">
            <text:p>array('fragen' : string(frage), string(frage), … )</text:p>
          </table:table-cell>
          <table:table-cell table:style-name="ce6" table:number-columns-repeated="2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6" office:value-type="string">
            <text:p>getFragebogens</text:p>
          </table:table-cell>
          <table:table-cell table:style-name="ce6"/>
          <table:table-cell table:style-name="ce6" office:value-type="string">
            <text:p>array(id : string(), name : string(), zeitstempel : string() , fach : string(), klassename : string(), schueleranzahl : string(), bewertungsumme : string(), anzfragen : string())</text:p>
          </table:table-cell>
          <table:table-cell table:style-name="ce6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6" office:value-type="string">
            <text:p>getCodes</text:p>
          </table:table-cell>
          <table:table-cell table:style-name="ce6" office:value-type="string">
            <text:p>string('fbId' : FragebogenID) <text:s text:c="5"/></text:p>
          </table:table-cell>
          <table:table-cell table:style-name="ce6" office:value-type="string">
            <text:p>array('codehash' : string, 'codehash' : string(), <text:s/>...)</text:p>
          </table:table-cell>
          <table:table-cell table:style-name="ce6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7" office:value-type="string">
            <text:p>getFbFragen</text:p>
          </table:table-cell>
          <table:table-cell table:style-name="ce6" office:value-type="string">
            <text:p>string('fbId' : FragebogenID) <text:s text:c="5"/></text:p>
          </table:table-cell>
          <table:table-cell table:style-name="ce6" office:value-type="string">
            <text:p>array('returncode':int(), 'returnvalue' : string()) ODER array('returncode':int(), 'returnvalue' : array(array('frageid' : FrageID, 'fragestring' : FrageString), (…))</text:p>
          </table:table-cell>
          <table:table-cell table:style-name="ce6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5" office:value-type="string" table:number-columns-spanned="1" table:number-rows-spanned="2">
            <text:p>insertRate</text:p>
          </table:table-cell>
          <table:table-cell table:style-name="ce6" office:value-type="string" table:number-columns-spanned="1" table:number-rows-spanned="2">
            <text:p>array('rate' : array('frageid' : string(FrageID), 'bogenid' : string(FragebogenID), 'bewertung' : int(FrageBewertung), <text:s/>(...)) string('codehash' : )</text:p>
          </table:table-cell>
          <table:table-cell table:style-name="ce5" office:value-type="string" table:number-columns-spanned="1" table:number-rows-spanned="2">
            <text:p>array('returncode' : int(), 'returnvalue : string())</text:p>
          </table:table-cell>
          <table:table-cell table:style-name="ce5" office:value-type="string" table:number-columns-spanned="1" table:number-rows-spanned="2">
            <text:p>Fragebogen Code wird gelöscht</text:p>
          </table:table-cell>
          <table:table-cell office:value-type="string" table:number-columns-spanned="1" table:number-rows-spanned="2">
            <text:p>Wo wird der zu löschende Code übergeben?</text:p>
            <text:p>Wird damit nur die Bewertung für eine Frage eingetragen oder muss ein Array aller Fragen und den zugehörigen Antworten übergeben werden?</text:p>
            <text:p>Wollten wir das Löschen eines Codes nicht als eigene Funktion auslagern?</text:p>
          </table:table-cell>
          <table:table-cell table:style-name="ce8" table:number-columns-repeated="5"/>
          <table:table-cell table:number-columns-repeated="1014"/>
        </table:table-row>
        <table:table-row table:style-name="ro4">
          <table:covered-table-cell/>
          <table:covered-table-cell table:style-name="ce6"/>
          <table:covered-table-cell table:number-columns-repeated="3"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5" office:value-type="string" table:number-columns-spanned="1" table:number-rows-spanned="2">
            <text:p>insertkritik</text:p>
          </table:table-cell>
          <table:table-cell table:style-name="ce6" office:value-type="string">
            <text:p>string('fbId' : FragebogenID)</text:p>
          </table:table-cell>
          <table:table-cell table:style-name="ce5" office:value-type="string" table:number-columns-spanned="1" table:number-rows-spanned="2">
            <text:p>array('returncode' : int(), 'returnvalue : string())</text:p>
          </table:table-cell>
          <table:table-cell table:style-name="ce13" table:number-columns-spanned="1" table:number-rows-spanned="2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covered-table-cell/>
          <table:table-cell table:style-name="ce6" office:value-type="string">
            <text:p>string('kritik' : Verbesserungsvorschlag)</text:p>
          </table:table-cell>
          <table:covered-table-cell table:number-columns-repeated="2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7" office:value-type="string">
            <text:p>getkritik</text:p>
          </table:table-cell>
          <table:table-cell table:style-name="ce6" office:value-type="string">
            <text:p>string('fbid' : FragebogenID)</text:p>
          </table:table-cell>
          <table:table-cell table:style-name="ce6" office:value-type="string">
            <text:p>array('returncode':int(), 'returnvalue' : string()) ODER array('returncode':int(), 'returnvalue' : array(string(Verbesserungsvorschlag), <text:s/>(…))</text:p>
          </table:table-cell>
          <table:table-cell table:style-name="ce6"/>
          <table:table-cell/>
          <table:table-cell table:style-name="ce8" table:number-columns-repeated="5"/>
          <table:table-cell table:number-columns-repeated="1014"/>
        </table:table-row>
        <table:table-row table:style-name="ro3">
          <table:table-cell office:value-type="string">
            <text:p>getAlleSchulklassen</text:p>
          </table:table-cell>
          <table:table-cell/>
          <table:table-cell office:value-type="string">
            <text:p>array mit allen Schulklassen der Schule</text:p>
          </table:table-cell>
          <table:table-cell table:number-columns-repeated="2"/>
          <table:table-cell table:style-name="ce8" table:number-columns-repeated="5"/>
          <table:table-cell table:number-columns-repeated="1014"/>
        </table:table-row>
        <table:table-row table:style-name="ro3" table:number-rows-repeated="3">
          <table:table-cell table:number-columns-repeated="5"/>
          <table:table-cell table:style-name="ce8" table:number-columns-repeated="5"/>
          <table:table-cell table:number-columns-repeated="1014"/>
        </table:table-row>
        <table:table-row table:style-name="ro3" table:number-rows-repeated="8">
          <table:table-cell table:number-columns-repeated="4"/>
          <table:table-cell table:style-name="ce8"/>
          <table:table-cell table:number-columns-repeated="1019"/>
        </table:table-row>
        <table:table-row table:style-name="ro3" table:number-rows-repeated="9">
          <table:table-cell table:style-name="ce8" table:number-columns-repeated="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default-cell-style-name="ce4"/>
        <table:table-column table:style-name="co10" table:number-columns-repeated="1023" table:default-cell-style-name="ce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6" table:default-cell-style-name="ce4"/>
        <table:table-column table:style-name="co10" table:number-columns-repeated="1023" table:default-cell-style-name="ce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ut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Schlecht" style:family="table-cell" style:parent-style-name="Default" style:data-style-name="N0">
      <style:table-cell-properties fo:background-color="#ffc7ce"/>
      <style:text-properties fo:color="#9c0006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6">06/06/2021</text:date>, <text:time>21:59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creator>Benjamin Atkins</dc:creator>
    <meta:creation-date>2009-04-16T11:32:48Z</meta:creation-date>
    <dc:date>2021-06-06T21:59:46.14</dc:date>
    <meta:editing-cycles>9</meta:editing-cycles>
    <meta:editing-duration>PT11M42S</meta:editing-duration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